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4.6771in" fo:margin-left="0.7188in" table:align="left" style:writing-mode="lr-tb"/>
    </style:style>
    <style:style style:name="Table4.A" style:family="table-column">
      <style:table-column-properties style:column-width="4.6771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6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list-style-name="LS3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fo:background-color="#bf9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Beginner</text:span></text:p>
      <text:p text:style-name="P6"/>
      <text:p text:style-name="P3"><text:span text:style-name="T2">Quiz</text:span><text:span text:style-name="T2"> 7:</text:span><text:span text:style-name="T2">Block</text:span><text:span text:style-name="T2"> </text:span><text:span text:style-name="T2">Programming</text:span><text:span text:style-name="T2"> (</text:span><text:span text:style-name="T2">Part</text:span><text:span text:style-name="T2"> </text:span><text:span text:style-name="T2">II</text:span><text:span text:style-name="T2">)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7">seven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Beginner</text:span><text:span text:style-name="T5"> </text:span><text:span text:style-name="T5">class</text:span><text:span text:style-name="T5">.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1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is</text:span><text:span text:style-name="T5"> </text:span><text:span text:style-name="T5">true</text:span><text:span text:style-name="T5"> </text:span><text:span text:style-name="T5">of</text:span><text:span text:style-name="T5"> </text:span><text:span text:style-name="T5">function</text:span><text:span text:style-name="T5"> </text:span><text:span text:style-name="T5">blocks</text:span><text:span text:style-name="T5"> </text:span><text:span text:style-name="T5">in</text:span><text:span text:style-name="T5"> </text:span><text:span text:style-name="T5">SCRATCH</text:span><text:span text:style-name="T5">?</text:span></text:p>
            <text:p text:style-name="P12"/>
            <text:list xml:id="list1046898297" text:style-name="LS1">
              <text:list-item>
                <text:p text:style-name="P16"><text:span text:style-name="T5">SCRATCH</text:span><text:span text:style-name="T5"> </text:span><text:span text:style-name="T5">does</text:span><text:span text:style-name="T5"> </text:span><text:span text:style-name="T5">not</text:span><text:span text:style-name="T5"> </text:span><text:span text:style-name="T5">allow</text:span><text:span text:style-name="T5"> </text:span><text:span text:style-name="T5">function</text:span><text:span text:style-name="T5"> </text:span><text:span text:style-name="T5">blocks</text:span><text:span text:style-name="T5"> </text:span><text:span text:style-name="T5">to</text:span><text:span text:style-name="T5"> </text:span><text:span text:style-name="T5">be</text:span><text:span text:style-name="T5"> </text:span><text:span text:style-name="T5">shared</text:span><text:span text:style-name="T5"> </text:span><text:span text:style-name="T5">among</text:span><text:span text:style-name="T5"> </text:span><text:span text:style-name="T5">Sprites</text:span></text:p>
              </text:list-item>
              <text:list-item>
                <text:p text:style-name="P16"><text:span text:style-name="T5">SCRATCH</text:span><text:span text:style-name="T5"> </text:span><text:span text:style-name="T5">allows</text:span><text:span text:style-name="T5"> </text:span><text:span text:style-name="T5">function</text:span><text:span text:style-name="T5"> </text:span><text:span text:style-name="T5">blocks</text:span><text:span text:style-name="T5"> </text:span><text:span text:style-name="T5">to</text:span><text:span text:style-name="T5"> </text:span><text:span text:style-name="T5">be</text:span><text:span text:style-name="T5"> </text:span><text:span text:style-name="T5">shared</text:span><text:span text:style-name="T5"> </text:span><text:span text:style-name="T5">among</text:span><text:span text:style-name="T5"> </text:span><text:span text:style-name="T5">Sprites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3">1</text:p>
            <text:p text:style-name="P12"/>
            <text:p text:style-name="P12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1"><text:span text:style-name="T5">A</text:span><text:span text:style-name="T5"> </text:span><text:span text:style-name="T5">student</text:span><text:span text:style-name="T5"> </text:span><text:span text:style-name="T5">wants</text:span><text:span text:style-name="T5"> </text:span><text:span text:style-name="T5">to</text:span><text:span text:style-name="T5"> </text:span><text:span text:style-name="T5">create</text:span><text:span text:style-name="T5"> 2 </text:span><text:span text:style-name="T5">marker</text:span><text:span text:style-name="T5"> </text:span><text:span text:style-name="T5">variables</text:span><text:span text:style-name="T5"> </text:span><text:span text:style-name="T5">to</text:span><text:span text:style-name="T5"> </text:span><text:span text:style-name="T5">represent</text:span><text:span text:style-name="T5"> </text:span><text:span text:style-name="T5">YES</text:span><text:span text:style-name="T5"> </text:span><text:span text:style-name="T5">and</text:span><text:span text:style-name="T5"> </text:span><text:span text:style-name="T5">NO</text:span><text:span text:style-name="T5">. </text:span></text:p>
            <text:p text:style-name="P12"/>
            <text:p text:style-name="P11"><text:span text:style-name="T5">The</text:span><text:span text:style-name="T5"> </text:span><text:span text:style-name="T5">student</text:span><text:span text:style-name="T5"> </text:span><text:span text:style-name="T5">creates</text:span><text:span text:style-name="T5"> </text:span><text:span text:style-name="T5">the</text:span><text:span text:style-name="T5"> </text:span><text:span text:style-name="T5">variables</text:span><text:span text:style-name="T5"> </text:span><text:span text:style-name="T5">for</text:span><text:span text:style-name="T5"> </text:span><text:span text:style-name="T5">all</text:span><text:span text:style-name="T5"> </text:span><text:span text:style-name="T5">sprites</text:span><text:span text:style-name="T5"> </text:span><text:span text:style-name="T5">and</text:span><text:span text:style-name="T5"> </text:span><text:span text:style-name="T5">sets</text:span><text:span text:style-name="T5"> </text:span><text:span text:style-name="T5">the</text:span><text:span text:style-name="T5"> </text:span><text:span text:style-name="T5">initial</text:span><text:span text:style-name="T5"> </text:span><text:span text:style-name="T5">values</text:span><text:span text:style-name="T5"> </text:span><text:span text:style-name="T5">in</text:span><text:span text:style-name="T5"> </text:span><text:span text:style-name="T5">a</text:span><text:span text:style-name="T5"> </text:span><text:span text:style-name="T5">When</text:span><text:span text:style-name="T5"> </text:span><text:span text:style-name="T5">Flag</text:span><text:span text:style-name="T5"> </text:span><text:span text:style-name="T5">Clicked</text:span><text:span text:style-name="T5"> </text:span><text:span text:style-name="T5">as</text:span><text:span text:style-name="T5"> </text:span><text:span text:style-name="T5">follows</text:span></text:p>
            <text:p text:style-name="P12"/>
            <text:p text:style-name="P12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<text:span text:style-name="T5">set</text:span><text:span text:style-name="T5"> </text:span><text:span text:style-name="T5">YES</text:span><text:span text:style-name="T5"> </text:span><text:span text:style-name="T5">to</text:span><text:span text:style-name="T5"> 0</text:span></text:p>
                </table:table-cell>
              </table:table-row>
              <table:table-row>
                <table:table-cell table:style-name="Table4.A1" office:value-type="string">
                  <text:p text:style-name="P10"><text:span text:style-name="T5">set</text:span><text:span text:style-name="T5"> </text:span><text:span text:style-name="T5">NO</text:span><text:span text:style-name="T5"> </text:span><text:span text:style-name="T5">to</text:span><text:span text:style-name="T5"> 0</text:span></text:p>
                </table:table-cell>
              </table:table-row>
            </table:table>
            <text:p text:style-name="P13"/>
            <text:p text:style-name="P11"><text:soft-page-break/><text:span text:style-name="T5">Did</text:span><text:span text:style-name="T5"> </text:span><text:span text:style-name="T5">the</text:span><text:span text:style-name="T5"> </text:span><text:span text:style-name="T5">student</text:span><text:span text:style-name="T5"> </text:span><text:span text:style-name="T5">set</text:span><text:span text:style-name="T5"> </text:span><text:span text:style-name="T5">the</text:span><text:span text:style-name="T5"> </text:span><text:span text:style-name="T5">values</text:span><text:span text:style-name="T5"> </text:span><text:span text:style-name="T5">of</text:span><text:span text:style-name="T5"> </text:span><text:span text:style-name="T5">the</text:span><text:span text:style-name="T5"> </text:span><text:span text:style-name="T5">variables</text:span><text:span text:style-name="T5"> </text:span><text:span text:style-name="T5">correctly</text:span><text:span text:style-name="T5">?</text:span></text:p>
            <text:p text:style-name="P12"/>
            <text:p text:style-name="P11"><text:span text:style-name="T5">Type</text:span><text:span text:style-name="T5"> </text:span><text:span text:style-name="T5">in</text:span><text:span text:style-name="T5"> </text:span><text:span text:style-name="T5">Yes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the</text:span><text:span text:style-name="T5"> </text:span><text:span text:style-name="T5">student</text:span><text:span text:style-name="T5"> </text:span><text:span text:style-name="T5">set</text:span><text:span text:style-name="T5"> </text:span><text:span text:style-name="T5">the</text:span><text:span text:style-name="T5"> </text:span><text:span text:style-name="T5">values</text:span><text:span text:style-name="T5"> </text:span><text:span text:style-name="T5">of</text:span><text:span text:style-name="T5"> </text:span><text:span text:style-name="T5">the</text:span><text:span text:style-name="T5"> </text:span><text:span text:style-name="T5">variables</text:span><text:span text:style-name="T5"> </text:span><text:span text:style-name="T5">correctly</text:span><text:span text:style-name="T5">.</text:span></text:p>
            <text:p text:style-name="P11"><text:span text:style-name="T5">Type</text:span><text:span text:style-name="T5"> </text:span><text:span text:style-name="T5">in</text:span><text:span text:style-name="T5"> </text:span><text:span text:style-name="T5">No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the</text:span><text:span text:style-name="T5"> </text:span><text:span text:style-name="T5">student</text:span><text:span text:style-name="T5"> </text:span><text:span text:style-name="T5">did</text:span><text:span text:style-name="T5"> </text:span><text:span text:style-name="T5">not</text:span><text:span text:style-name="T5"> </text:span><text:span text:style-name="T5">set</text:span><text:span text:style-name="T5"> </text:span><text:span text:style-name="T5">the</text:span><text:span text:style-name="T5"> </text:span><text:span text:style-name="T5">values</text:span><text:span text:style-name="T5"> </text:span><text:span text:style-name="T5">of</text:span><text:span text:style-name="T5"> </text:span><text:span text:style-name="T5">the</text:span><text:span text:style-name="T5"> </text:span><text:span text:style-name="T5">variables</text:span><text:span text:style-name="T5"> </text:span><text:span text:style-name="T5">correctly</text:span><text:span text:style-name="T5">.</text:span></text:p>
            <text:p text:style-name="P12"/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13">No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Question</text:span><text:span text:style-name="T5"> 3</text:span></text:p>
          </table:table-cell>
        </table:table-row>
        <table:table-row>
          <table:table-cell table:style-name="Table5.A2" office:value-type="string">
            <text:p text:style-name="P11"><text:span text:style-name="T5">Which</text:span><text:span text:style-name="T5"> </text:span><text:span text:style-name="T5">is</text:span><text:span text:style-name="T5"> </text:span><text:span text:style-name="T5">true</text:span><text:span text:style-name="T5"> </text:span><text:span text:style-name="T5">of</text:span><text:span text:style-name="T5"> </text:span><text:span text:style-name="T5">variables</text:span><text:span text:style-name="T5"> </text:span><text:span text:style-name="T5">that</text:span><text:span text:style-name="T5"> </text:span><text:span text:style-name="T5">are</text:span><text:span text:style-name="T5"> </text:span><text:span text:style-name="T5">For</text:span><text:span text:style-name="T5"> </text:span><text:span text:style-name="T5">All</text:span><text:span text:style-name="T5"> </text:span><text:span text:style-name="T5">Sprites</text:span><text:span text:style-name="T5">?</text:span></text:p>
            <text:p text:style-name="P12"/>
            <text:list xml:id="list801090492" text:style-name="LS2">
              <text:list-item>
                <text:p text:style-name="P17"><text:span text:style-name="T5">All</text:span><text:span text:style-name="T5"> </text:span><text:span text:style-name="T5">Sprites</text:span><text:span text:style-name="T5"> </text:span><text:span text:style-name="T5">except</text:span><text:span text:style-name="T5"> </text:span><text:span text:style-name="T5">the</text:span><text:span text:style-name="T5"> </text:span><text:span text:style-name="T5">Stage</text:span><text:span text:style-name="T5"> </text:span><text:span text:style-name="T5">can</text:span><text:span text:style-name="T5"> </text:span><text:span text:style-name="T5">use</text:span><text:span text:style-name="T5"> </text:span><text:span text:style-name="T5">them</text:span></text:p>
              </text:list-item>
              <text:list-item>
                <text:p text:style-name="P17"><text:span text:style-name="T5">All</text:span><text:span text:style-name="T5"> </text:span><text:span text:style-name="T5">Sprites</text:span><text:span text:style-name="T5"> </text:span><text:span text:style-name="T5">including</text:span><text:span text:style-name="T5"> </text:span><text:span text:style-name="T5">the</text:span><text:span text:style-name="T5"> </text:span><text:span text:style-name="T5">Stage</text:span><text:span text:style-name="T5"> </text:span><text:span text:style-name="T5">can</text:span><text:span text:style-name="T5"> </text:span><text:span text:style-name="T5">use</text:span><text:span text:style-name="T5"> </text:span><text:span text:style-name="T5">them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12">2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5">Question</text:span><text:span text:style-name="T5"> 4</text:span></text:p>
          </table:table-cell>
        </table:table-row>
        <table:table-row>
          <table:table-cell table:style-name="Table6.A2" office:value-type="string">
            <text:p text:style-name="P11"><text:span text:style-name="T5">Which</text:span><text:span text:style-name="T5"> </text:span><text:span text:style-name="T5">is</text:span><text:span text:style-name="T5"> </text:span><text:span text:style-name="T5">true</text:span><text:span text:style-name="T5"> </text:span><text:span text:style-name="T5">of</text:span><text:span text:style-name="T5"> </text:span><text:span text:style-name="T5">broadcast</text:span><text:span text:style-name="T5"> </text:span><text:span text:style-name="T5">messages</text:span><text:span text:style-name="T5">?</text:span></text:p>
            <text:p text:style-name="P12"/>
            <text:list xml:id="list1201725433" text:style-name="LS3">
              <text:list-item>
                <text:p text:style-name="P18"><text:span text:style-name="T5">All</text:span><text:span text:style-name="T5"> </text:span><text:span text:style-name="T5">Sprites</text:span><text:span text:style-name="T5"> </text:span><text:span text:style-name="T5">except</text:span><text:span text:style-name="T5"> </text:span><text:span text:style-name="T5">the</text:span><text:span text:style-name="T5"> </text:span><text:span text:style-name="T5">Stage</text:span><text:span text:style-name="T5"> </text:span><text:span text:style-name="T5">can</text:span><text:span text:style-name="T5"> </text:span><text:span text:style-name="T5">include</text:span><text:span text:style-name="T5"> </text:span><text:span text:style-name="T5">a</text:span><text:span text:style-name="T5"> </text:span><text:span text:style-name="T6">When</text:span><text:span text:style-name="T6"> </text:span><text:span text:style-name="T6">I</text:span><text:span text:style-name="T6"> </text:span><text:span text:style-name="T6">receive</text:span><text:span text:style-name="T5"> </text:span><text:span text:style-name="T5">block</text:span><text:span text:style-name="T5"> </text:span></text:p>
              </text:list-item>
              <text:list-item>
                <text:p text:style-name="P18"><text:span text:style-name="T5">All</text:span><text:span text:style-name="T5"> </text:span><text:span text:style-name="T5">Sprites</text:span><text:span text:style-name="T5"> </text:span><text:span text:style-name="T5">including</text:span><text:span text:style-name="T5"> </text:span><text:span text:style-name="T5">the</text:span><text:span text:style-name="T5"> </text:span><text:span text:style-name="T5">Stage</text:span><text:span text:style-name="T5"> </text:span><text:span text:style-name="T5">can</text:span><text:span text:style-name="T5"> </text:span><text:span text:style-name="T5">include</text:span><text:span text:style-name="T5"> </text:span><text:span text:style-name="T5">a</text:span><text:span text:style-name="T5"> </text:span><text:span text:style-name="T6">When</text:span><text:span text:style-name="T6"> </text:span><text:span text:style-name="T6">I</text:span><text:span text:style-name="T6"> </text:span><text:span text:style-name="T6">receive</text:span><text:span text:style-name="T5"> </text:span><text:span text:style-name="T5">block</text:span><text:span text:style-name="T5"> 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ext:soft-page-break/>
        <table:table-row>
          <table:table-cell table:style-name="Table6.A4" office:value-type="string">
            <text:p text:style-name="P13">2</text:p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6" meta:image-count="0" meta:object-count="0" meta:page-count="3" meta:paragraph-count="44" meta:word-count="332" meta:character-count="1729" meta:non-whitespace-character-count="1435"/>
    <dc:date>2014-11-09T13:45:59</dc:date>
    <meta:editing-duration>PT1M6S</meta:editing-duration>
  </office:meta>
</office:document-meta>
</file>